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5" style:family="table">
      <style:table-properties style:width="16.999cm" fo:break-before="auto" fo:break-after="auto" table:align="margins"/>
    </style:style>
    <style:style style:name="Table5.A" style:family="table-column">
      <style:table-column-properties style:column-width="1.062cm" style:rel-column-width="4094*"/>
    </style:style>
    <style:style style:name="Table5.L" style:family="table-column">
      <style:table-column-properties style:column-width="1.062cm" style:rel-column-width="4096*"/>
    </style:style>
    <style:style style:name="Table5.M" style:family="table-column">
      <style:table-column-properties style:column-width="1.062cm" style:rel-column-width="4093*"/>
    </style:style>
    <style:style style:name="Table5.O" style:family="table-column">
      <style:table-column-properties style:column-width="1.065cm" style:rel-column-width="4109*"/>
    </style:style>
    <style:style style:name="Table5.P" style:family="table-column">
      <style:table-column-properties style:column-width="1.065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6.999cm" fo:break-before="auto" fo:break-after="auto" table:align="margins"/>
    </style:style>
    <style:style style:name="Table6.A" style:family="table-column">
      <style:table-column-properties style:column-width="1.062cm" style:rel-column-width="4094*"/>
    </style:style>
    <style:style style:name="Table6.L" style:family="table-column">
      <style:table-column-properties style:column-width="1.062cm" style:rel-column-width="4096*"/>
    </style:style>
    <style:style style:name="Table6.M" style:family="table-column">
      <style:table-column-properties style:column-width="1.062cm" style:rel-column-width="4093*"/>
    </style:style>
    <style:style style:name="Table6.P" style:family="table-column">
      <style:table-column-properties style:column-width="1.071cm" style:rel-column-width="4126*"/>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F2" style:family="table-cell">
      <style:table-cell-properties style:vertical-align="bottom" fo:background-color="#ffff00" fo:padding="0.097cm" fo:border="none">
        <style:background-image/>
      </style:table-cell-properties>
    </style:style>
    <style:style style:name="Table6.A3" style:family="table-cell">
      <style:table-cell-properties fo:padding-left="0.101cm" fo:padding-right="0.101cm" fo:padding-top="0.101cm" fo:padding-bottom="0cm" fo:border="none"/>
    </style:style>
    <style:style style:name="Table6.F3" style:family="table-cell">
      <style:table-cell-properties fo:background-color="#ffff00" fo:padding-left="0.101cm" fo:padding-right="0.101cm" fo:padding-top="0.101cm" fo:padding-bottom="0cm" fo:border="none">
        <style:background-image/>
      </style:table-cell-properties>
    </style:style>
    <style:style style:name="Table6.A4" style:family="table-cell">
      <style:table-cell-properties fo:padding-left="0.101cm" fo:padding-right="0.101cm" fo:padding-top="0cm" fo:padding-bottom="0cm" fo:border="none"/>
    </style:style>
    <style:style style:name="Table6.F4" style:family="table-cell">
      <style:table-cell-properties fo:background-color="#ffff00" fo:padding-left="0.101cm" fo:padding-right="0.101cm" fo:padding-top="0cm" fo:padding-bottom="0cm" fo:border="none">
        <style:background-image/>
      </style:table-cell-properties>
    </style:style>
    <style:style style:name="Table7" style:family="table">
      <style:table-properties style:width="16.999cm" fo:break-before="auto" fo:break-after="auto" table:align="margins"/>
    </style:style>
    <style:style style:name="Table7.A" style:family="table-column">
      <style:table-column-properties style:column-width="1.062cm" style:rel-column-width="4094*"/>
    </style:style>
    <style:style style:name="Table7.L" style:family="table-column">
      <style:table-column-properties style:column-width="1.062cm" style:rel-column-width="4096*"/>
    </style:style>
    <style:style style:name="Table7.M" style:family="table-column">
      <style:table-column-properties style:column-width="1.062cm" style:rel-column-width="4093*"/>
    </style:style>
    <style:style style:name="Table7.O" style:family="table-column">
      <style:table-column-properties style:column-width="1.065cm" style:rel-column-width="4109*"/>
    </style:style>
    <style:style style:name="Table7.P" style:family="table-column">
      <style:table-column-properties style:column-width="1.065cm" style:rel-column-width="4110*"/>
    </style:style>
    <style:style style:name="Table7.A1" style:family="table-cell">
      <style:table-cell-properties fo:padding="0.097cm" fo:border="none"/>
    </style:style>
    <style:style style:name="Table7.A2" style:family="table-cell">
      <style:table-cell-properties style:vertical-align="bottom" fo:padding="0.097cm" fo:border="none"/>
    </style:style>
    <style:style style:name="Table7.A3" style:family="table-cell">
      <style:table-cell-properties fo:padding-left="0.101cm" fo:padding-right="0.101cm" fo:padding-top="0.101cm" fo:padding-bottom="0cm" fo:border="none"/>
    </style:style>
    <style:style style:name="Table7.A4" style:family="table-cell">
      <style:table-cell-properties fo:padding-left="0.101cm" fo:padding-right="0.101cm" fo:padding-top="0cm" fo:padding-bottom="0cm" fo:border="none"/>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Verdana" fo:font-size="8pt"/>
    </style:style>
    <style:style style:name="P9" style:family="paragraph" style:parent-style-name="Table_20_Contents">
      <style:paragraph-properties fo:text-align="center" style:justify-single-word="false"/>
      <style:text-properties style:font-name="Verdana" fo:font-size="8pt" fo:background-color="#ffff00"/>
    </style:style>
    <style:style style:name="P10" style:family="paragraph" style:parent-style-name="Text_20_body">
      <style:text-properties style:text-underline-style="none"/>
    </style:style>
    <style:style style:name="P11" style:family="paragraph" style:parent-style-name="Standard">
      <style:text-properties style:text-underline-style="solid" style:text-underline-type="double" style:text-underline-width="auto" style:text-underline-color="font-color"/>
    </style:style>
    <style:style style:name="P12" style:family="paragraph" style:parent-style-name="Standard">
      <style:paragraph-properties fo:break-before="page"/>
    </style:style>
    <style:style style:name="P13" style:family="paragraph" style:parent-style-name="Text_20_body">
      <style:text-properties style:text-underline-style="none"/>
    </style:style>
    <style:style style:name="P14" style:family="paragraph" style:parent-style-name="Text_20_body" style:list-style-name="L3"/>
    <style:style style:name="P15" style:family="paragraph" style:parent-style-name="Text_20_body" style:list-style-name="L5"/>
    <style:style style:name="P16" style:family="paragraph" style:parent-style-name="Text_20_body" style:list-style-name="L6"/>
    <style:style style:name="P17" style:family="paragraph" style:parent-style-name="Standard">
      <style:text-properties style:text-underline-style="none"/>
    </style:style>
    <style:style style:name="P18" style:family="paragraph" style:parent-style-name="Standard" style:list-style-name="L1"/>
    <style:style style:name="P19" style:family="paragraph" style:parent-style-name="Standard" style:list-style-name="L8"/>
    <style:style style:name="P20" style:family="paragraph" style:parent-style-name="Standard">
      <style:paragraph-properties fo:margin-left="0cm" fo:margin-right="0cm" fo:text-indent="-0.635cm" style:auto-text-indent="false"/>
    </style:style>
    <style:style style:name="P21" style:family="paragraph" style:parent-style-name="Table_20_Contents">
      <style:paragraph-properties fo:text-align="center" style:justify-single-word="false"/>
      <style:text-properties style:font-name="Arial" fo:font-size="10pt" fo:font-weight="bold" fo:background-color="#ffff00" style:font-size-asian="10pt" style:font-weight-asian="bold" style:font-size-complex="10pt" style:font-weight-complex="bold" style:text-rotation-angle="90" style:text-rotation-scale="line-height"/>
    </style:style>
    <style:style style:name="P22"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2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font-name="Verdana" fo:font-size="8pt"/>
    </style:style>
    <style:style style:name="P25" style:family="paragraph" style:parent-style-name="Table_20_Contents">
      <style:paragraph-properties fo:text-align="center" style:justify-single-word="false"/>
      <style:text-properties style:font-name="Verdana" fo:font-size="8pt" fo:background-color="#ffff00"/>
    </style:style>
    <style:style style:name="P26" style:family="paragraph" style:parent-style-name="Heading_20_1">
      <style:text-properties style:text-underline-style="solid" style:text-underline-width="auto" style:text-underline-color="font-color"/>
    </style:style>
    <style:style style:name="P27" style:family="paragraph" style:parent-style-name="Heading_20_1">
      <style:text-properties style:text-underline-style="none"/>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RPIE RELEASE NOTES REL 7 BETA XXXXX2014</text:h>
      <text:h text:style-name="P27" text:outline-level="1">IMPROVEMENT: REVERT TO PRIMARY MENU FUNCTION</text:h>
      <text:p text:style-name="P10">Holding a menu button for the "long press period" provides (for some menu buttons) a secondary menu function, which remains active until another menu button is pressed. In previous versions it was not possible to press the same menu button again to revert from "long press mode" to the "standard mode" for that menu button.</text:p>
      <text:p text:style-name="P10">This is improved in this release - once latched with a "long press" into a secondary menu function, you can press the same menu button again to go back to the primary menu function. </text:p>
      <text:p text:style-name="P10">Only the primary menu function auto reverts back to PATN mode. The secondary menu function remains active until another function is selected.</text:p>
      <text:h text:style-name="Heading_20_1" text:outline-level="1"><text:span text:style-name="T3">NEW FEATURE: GLIDE</text:span></text:h>
      <text:p text:style-name="Text_20_body"><text:span text:style-name="T3">Notes which start playing at a step for which GLIDE is enabled (In the display accessed by holding PATN where PATN secondary function is GLIDE EDIT) will </text:span></text:p>
      <text:list xml:id="list32464922" text:style-name="L6">
        <text:list-item>
          <text:p text:style-name="P16"><text:span text:style-name="T3">Override the GATE setting and play for one full step (GLIDE TIE mode OFF)</text:span></text:p>
        </text:list-item>
        <text:list-item>
          <text:p text:style-name="P16"><text:span text:style-name="T3">Override the GATE setting and play until the next note starts playing (GLIDE TIE mode OFF)</text:span></text:p>
        </text:list-item>
      </text:list>
      <text:h text:style-name="Heading_20_1" text:outline-level="1"><text:span text:style-name="T3">NEW FEATURE: ACCENT</text:span></text:h>
      <text:p text:style-name="Text_20_body"><text:span text:style-name="T3">Notes which start playing at a step for which ACCENT is enabled (In the display accessed by holding PATN where PATN secondary function is ACCENT EDIT) will play at full MIDI velocity (127) regardless of the current VELO setting or note input velocity.</text:span></text:p>
      <text:h text:style-name="Heading_20_1" text:outline-level="1"><text:span text:style-name="T3">NEW FEATURE: STACK</text:span></text:h>
      <text:p text:style-name="Text_20_body"><text:span text:style-name="T3">When a note starts to play at a step for which STACK is enabled, the note at the next step will start to play at the same time. If STACK is also enabled for the following step then that note will also play (and so on). The result is a chord built from these notes.</text:span></text:p>
      <text:list xml:id="list32176788" text:style-name="L5">
        <text:list-item>
          <text:p text:style-name="P15"><text:span text:style-name="T3">The GLIDE and ACCENT settings for the first note in the stack are applied to all the stacked notes (i.e. GLIDE and ACCENT are ignored for any step where the previous step had NOTE STACK applied)</text:span></text:p>
        </text:list-item>
        <text:list-item>
          <text:p text:style-name="P15"><text:span text:style-name="T3">Gated Chord arpeggio mode takes precedence over STACK. In this mode the STACK settings are ignored</text:span></text:p>
        </text:list-item>
      </text:list>
      <text:h text:style-name="Heading_20_1" text:outline-level="1"><text:span text:style-name="T3"/></text:h>
      <text:h text:style-name="P28" text:outline-level="1"><text:span text:style-name="T3">NEW FEATURE: SELECT PATN KEY SECOND FUNCTION</text:span></text:h>
      <text:p text:style-name="Text_20_body">The "Performance options" menu (accessed with a long press to the MODE menu button) have been extended as shown below. These options are saved to EEPROM</text:p>
      <table:table table:name="Table7" table:style-name="Table7">
        <table:table-column table:style-name="Table7.A" table:number-columns-repeated="11"/>
        <table:table-column table:style-name="Table7.L"/>
        <table:table-column table:style-name="Table7.M" table:number-columns-repeated="2"/>
        <table:table-column table:style-name="Table7.O"/>
        <table:table-column table:style-name="Table7.P"/>
        <table:table-row>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2" office:value-type="string">
            <text:p text:style-name="P5">Hold Button Fn 2</text:p>
          </table:table-cell>
          <table:table-cell table:style-name="Table7.A2" office:value-type="string">
            <text:p text:style-name="P5"/>
          </table:table-cell>
          <table:table-cell table:style-name="Table7.A2" office:value-type="string">
            <text:p text:style-name="P5">Skip On Rest</text:p>
          </table:table-cell>
          <table:table-cell table:style-name="Table7.A2" office:value-type="string">
            <text:p text:style-name="P21">Tie Notes On GLIDE</text:p>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21"/>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21"/>
          </table:table-cell>
          <table:table-cell table:style-name="Table7.A2" office:value-type="string">
            <text:p text:style-name="P21">Enable STACK <text:s/>edit</text:p>
          </table:table-cell>
          <table:table-cell table:style-name="Table7.A2" office:value-type="string">
            <text:p text:style-name="P21">Enable ACCENT edit</text:p>
          </table:table-cell>
        </table:table-row>
        <table:table-row>
          <table:table-cell table:style-name="Table7.A3" office:value-type="string">
            <text:p text:style-name="P8"><draw:frame draw:style-name="fr1" draw:name="graphics154" text:anchor-type="paragraph" svg:x="0cm" svg:y="0cm" svg:width="0.605cm" svg:height="0.591cm" draw:z-index="153"><draw:image xlink:href="Pictures/10000000000000300000002F69176FF4.gif" xlink:type="simple" xlink:show="embed" xlink:actuate="onLoad"/></draw:frame></text:p>
          </table:table-cell>
          <table:table-cell table:style-name="Table7.A3" office:value-type="string">
            <text:p text:style-name="P8"><draw:frame draw:style-name="fr1" draw:name="graphics155" text:anchor-type="paragraph" svg:x="0cm" svg:y="0cm" svg:width="0.605cm" svg:height="0.591cm" draw:z-index="154"><draw:image xlink:href="Pictures/10000000000000300000002F69176FF4.gif" xlink:type="simple" xlink:show="embed" xlink:actuate="onLoad"/></draw:frame></text:p>
          </table:table-cell>
          <table:table-cell table:style-name="Table7.A3" office:value-type="string">
            <text:p text:style-name="P8"><draw:frame draw:style-name="fr1" draw:name="graphics156" text:anchor-type="paragraph" svg:x="0cm" svg:y="0cm" svg:width="0.605cm" svg:height="0.591cm" draw:z-index="155"><draw:image xlink:href="Pictures/10000000000000300000002F69176FF4.gif" xlink:type="simple" xlink:show="embed" xlink:actuate="onLoad"/></draw:frame></text:p>
          </table:table-cell>
          <table:table-cell table:style-name="Table7.A3" office:value-type="string">
            <text:p text:style-name="P8"><draw:frame draw:style-name="fr1" draw:name="graphics157" text:anchor-type="paragraph" svg:x="0cm" svg:y="0cm" svg:width="0.605cm" svg:height="0.591cm" draw:z-index="156"><draw:image xlink:href="Pictures/10000000000000300000002F69176FF4.gif" xlink:type="simple" xlink:show="embed" xlink:actuate="onLoad"/></draw:frame></text:p>
          </table:table-cell>
          <table:table-cell table:style-name="Table7.A3" office:value-type="string">
            <text:p text:style-name="P9"><draw:frame draw:style-name="fr1" draw:name="graphics158" text:anchor-type="paragraph" svg:x="0cm" svg:y="0cm" svg:width="0.605cm" svg:height="0.591cm" draw:z-index="157"><draw:image xlink:href="Pictures/10000000000000300000002F69176FF4.gif" xlink:type="simple" xlink:show="embed" xlink:actuate="onLoad"/></draw:frame></text:p>
          </table:table-cell>
          <table:table-cell table:style-name="Table7.A3" office:value-type="string">
            <text:p text:style-name="P8"><draw:frame draw:style-name="fr1" draw:name="graphics159" text:anchor-type="paragraph" svg:x="0cm" svg:y="0cm" svg:width="0.605cm" svg:height="0.591cm" draw:z-index="158"><draw:image xlink:href="Pictures/10000000000000300000002F69176FF4.gif" xlink:type="simple" xlink:show="embed" xlink:actuate="onLoad"/></draw:frame></text:p>
          </table:table-cell>
          <table:table-cell table:style-name="Table7.A3" office:value-type="string">
            <text:p text:style-name="P8"><draw:frame draw:style-name="fr1" draw:name="graphics160" text:anchor-type="paragraph" svg:x="0cm" svg:y="0cm" svg:width="0.605cm" svg:height="0.591cm" draw:z-index="159"><draw:image xlink:href="Pictures/10000000000000300000002F69176FF4.gif" xlink:type="simple" xlink:show="embed" xlink:actuate="onLoad"/></draw:frame></text:p>
          </table:table-cell>
          <table:table-cell table:style-name="Table7.A3" office:value-type="string">
            <text:p text:style-name="P8"><draw:frame draw:style-name="fr1" draw:name="graphics161" text:anchor-type="paragraph" svg:x="0cm" svg:y="0cm" svg:width="0.605cm" svg:height="0.591cm" draw:z-index="160"><draw:image xlink:href="Pictures/10000000000000300000002F69176FF4.gif" xlink:type="simple" xlink:show="embed" xlink:actuate="onLoad"/></draw:frame></text:p>
          </table:table-cell>
          <table:table-cell table:style-name="Table7.A3" office:value-type="string">
            <text:p text:style-name="P8"><draw:frame draw:style-name="fr1" draw:name="graphics162" text:anchor-type="paragraph" svg:x="0cm" svg:y="0cm" svg:width="0.605cm" svg:height="0.591cm" draw:z-index="161"><draw:image xlink:href="Pictures/10000000000000300000002F69176FF4.gif" xlink:type="simple" xlink:show="embed" xlink:actuate="onLoad"/></draw:frame></text:p>
          </table:table-cell>
          <table:table-cell table:style-name="Table7.A3" office:value-type="string">
            <text:p text:style-name="P8"><draw:frame draw:style-name="fr1" draw:name="graphics163" text:anchor-type="paragraph" svg:x="0cm" svg:y="0cm" svg:width="0.605cm" svg:height="0.591cm" draw:z-index="162"><draw:image xlink:href="Pictures/10000000000000300000002F69176FF4.gif" xlink:type="simple" xlink:show="embed" xlink:actuate="onLoad"/></draw:frame></text:p>
          </table:table-cell>
          <table:table-cell table:style-name="Table7.A3" office:value-type="string">
            <text:p text:style-name="P8"><draw:frame draw:style-name="fr1" draw:name="graphics164" text:anchor-type="paragraph" svg:x="0cm" svg:y="0cm" svg:width="0.605cm" svg:height="0.591cm" draw:z-index="163"><draw:image xlink:href="Pictures/10000000000000300000002F69176FF4.gif" xlink:type="simple" xlink:show="embed" xlink:actuate="onLoad"/></draw:frame></text:p>
          </table:table-cell>
          <table:table-cell table:style-name="Table7.A3" office:value-type="string">
            <text:p text:style-name="P8"><draw:frame draw:style-name="fr1" draw:name="graphics165" text:anchor-type="paragraph" svg:x="0cm" svg:y="0cm" svg:width="0.605cm" svg:height="0.591cm" draw:z-index="164"><draw:image xlink:href="Pictures/10000000000000300000002F69176FF4.gif" xlink:type="simple" xlink:show="embed" xlink:actuate="onLoad"/></draw:frame></text:p>
          </table:table-cell>
          <table:table-cell table:style-name="Table7.A3" office:value-type="string">
            <text:p text:style-name="P8"><draw:frame draw:style-name="fr1" draw:name="graphics166" text:anchor-type="paragraph" svg:x="0cm" svg:y="0cm" svg:width="0.605cm" svg:height="0.591cm" draw:z-index="165"><draw:image xlink:href="Pictures/10000000000000300000002F69176FF4.gif" xlink:type="simple" xlink:show="embed" xlink:actuate="onLoad"/></draw:frame></text:p>
          </table:table-cell>
          <table:table-cell table:style-name="Table7.A3" office:value-type="string">
            <text:p text:style-name="P8"><draw:frame draw:style-name="fr1" draw:name="graphics167" text:anchor-type="paragraph" svg:x="0cm" svg:y="0cm" svg:width="0.605cm" svg:height="0.591cm" draw:z-index="166"><draw:image xlink:href="Pictures/10000000000000300000002F69176FF4.gif" xlink:type="simple" xlink:show="embed" xlink:actuate="onLoad"/></draw:frame></text:p>
          </table:table-cell>
          <table:table-cell table:style-name="Table7.A3" office:value-type="string">
            <text:p text:style-name="P8"><draw:frame draw:style-name="fr1" draw:name="graphics168" text:anchor-type="paragraph" svg:x="0cm" svg:y="0cm" svg:width="0.605cm" svg:height="0.591cm" draw:z-index="167"><draw:image xlink:href="Pictures/10000000000000300000002F69176FF4.gif" xlink:type="simple" xlink:show="embed" xlink:actuate="onLoad"/></draw:frame></text:p>
          </table:table-cell>
          <table:table-cell table:style-name="Table7.A3" office:value-type="string">
            <text:p text:style-name="P8"><draw:frame draw:style-name="fr1" draw:name="graphics169" text:anchor-type="paragraph" svg:x="0cm" svg:y="0cm" svg:width="0.605cm" svg:height="0.591cm" draw:z-index="168"><draw:image xlink:href="Pictures/10000000000000300000002F69176FF4.gif" xlink:type="simple" xlink:show="embed" xlink:actuate="onLoad"/></draw:frame></text:p>
          </table:table-cell>
        </table:table-row>
        <table:table-row>
          <table:table-cell table:style-name="Table7.A4" office:value-type="string">
            <text:p text:style-name="P8"><draw:frame draw:style-name="fr2" draw:name="graphics170" text:anchor-type="paragraph" svg:width="0.605cm" svg:height="1.028cm" draw:z-index="169"><draw:image xlink:href="Pictures/100000000000002800000044F8AD27B8.gif" xlink:type="simple" xlink:show="embed" xlink:actuate="onLoad"/></draw:frame></text:p>
          </table:table-cell>
          <table:table-cell table:style-name="Table7.A4" office:value-type="string">
            <text:p text:style-name="P8"><draw:frame draw:style-name="fr2" draw:name="graphics171" text:anchor-type="paragraph" svg:width="0.605cm" svg:height="1.028cm" draw:z-index="170"><draw:image xlink:href="Pictures/100000000000002800000044F8AD27B8.gif" xlink:type="simple" xlink:show="embed" xlink:actuate="onLoad"/></draw:frame></text:p>
          </table:table-cell>
          <table:table-cell table:style-name="Table7.A4" office:value-type="string">
            <text:p text:style-name="P8"><draw:frame draw:style-name="fr2" draw:name="graphics172" text:anchor-type="paragraph" svg:width="0.605cm" svg:height="1.028cm" draw:z-index="171"><draw:image xlink:href="Pictures/100000000000002800000044F8AD27B8.gif" xlink:type="simple" xlink:show="embed" xlink:actuate="onLoad"/></draw:frame></text:p>
          </table:table-cell>
          <table:table-cell table:style-name="Table7.A4" office:value-type="string">
            <text:p text:style-name="P8"><draw:frame draw:style-name="fr2" draw:name="graphics173" text:anchor-type="paragraph" svg:width="0.605cm" svg:height="1.028cm" draw:z-index="184"><draw:image xlink:href="Pictures/100000000000002800000044F8AD27B8.gif" xlink:type="simple" xlink:show="embed" xlink:actuate="onLoad"/></draw:frame></text:p>
          </table:table-cell>
          <table:table-cell table:style-name="Table7.A4" office:value-type="string">
            <text:p text:style-name="P9"><draw:frame draw:style-name="fr2" draw:name="graphics174" text:anchor-type="paragraph" svg:width="0.605cm" svg:height="1.028cm" draw:z-index="172"><draw:image xlink:href="Pictures/100000000000002800000044F8AD27B8.gif" xlink:type="simple" xlink:show="embed" xlink:actuate="onLoad"/></draw:frame></text:p>
          </table:table-cell>
          <table:table-cell table:style-name="Table7.A4" office:value-type="string">
            <text:p text:style-name="P8"><draw:frame draw:style-name="fr2" draw:name="graphics175" text:anchor-type="paragraph" svg:width="0.605cm" svg:height="1.028cm" draw:z-index="173"><draw:image xlink:href="Pictures/100000000000002800000044F8AD27B8.gif" xlink:type="simple" xlink:show="embed" xlink:actuate="onLoad"/></draw:frame></text:p>
          </table:table-cell>
          <table:table-cell table:style-name="Table7.A4" office:value-type="string">
            <text:p text:style-name="P8"><draw:frame draw:style-name="fr2" draw:name="graphics176" text:anchor-type="paragraph" svg:width="0.605cm" svg:height="1.028cm" draw:z-index="174"><draw:image xlink:href="Pictures/100000000000002800000044F8AD27B8.gif" xlink:type="simple" xlink:show="embed" xlink:actuate="onLoad"/></draw:frame></text:p>
          </table:table-cell>
          <table:table-cell table:style-name="Table7.A4" office:value-type="string">
            <text:p text:style-name="P8"><draw:frame draw:style-name="fr2" draw:name="graphics177" text:anchor-type="paragraph" svg:width="0.605cm" svg:height="1.028cm" draw:z-index="175"><draw:image xlink:href="Pictures/100000000000002800000044F8AD27B8.gif" xlink:type="simple" xlink:show="embed" xlink:actuate="onLoad"/></draw:frame></text:p>
          </table:table-cell>
          <table:table-cell table:style-name="Table7.A4" office:value-type="string">
            <text:p text:style-name="P8"><draw:frame draw:style-name="fr2" draw:name="graphics178" text:anchor-type="paragraph" svg:width="0.605cm" svg:height="1.028cm" draw:z-index="176"><draw:image xlink:href="Pictures/100000000000002800000044F8AD27B8.gif" xlink:type="simple" xlink:show="embed" xlink:actuate="onLoad"/></draw:frame></text:p>
          </table:table-cell>
          <table:table-cell table:style-name="Table7.A4" office:value-type="string">
            <text:p text:style-name="P8"><draw:frame draw:style-name="fr2" draw:name="graphics179" text:anchor-type="paragraph" svg:width="0.605cm" svg:height="1.028cm" draw:z-index="177"><draw:image xlink:href="Pictures/100000000000002800000044F8AD27B8.gif" xlink:type="simple" xlink:show="embed" xlink:actuate="onLoad"/></draw:frame></text:p>
          </table:table-cell>
          <table:table-cell table:style-name="Table7.A4" office:value-type="string">
            <text:p text:style-name="P8"><draw:frame draw:style-name="fr2" draw:name="graphics180" text:anchor-type="paragraph" svg:width="0.605cm" svg:height="1.028cm" draw:z-index="178"><draw:image xlink:href="Pictures/100000000000002800000044F8AD27B8.gif" xlink:type="simple" xlink:show="embed" xlink:actuate="onLoad"/></draw:frame></text:p>
          </table:table-cell>
          <table:table-cell table:style-name="Table7.A4" office:value-type="string">
            <text:p text:style-name="P8"><draw:frame draw:style-name="fr2" draw:name="graphics181" text:anchor-type="paragraph" svg:width="0.605cm" svg:height="1.028cm" draw:z-index="179"><draw:image xlink:href="Pictures/100000000000002800000044F8AD27B8.gif" xlink:type="simple" xlink:show="embed" xlink:actuate="onLoad"/></draw:frame></text:p>
          </table:table-cell>
          <table:table-cell table:style-name="Table7.A4" office:value-type="string">
            <text:p text:style-name="P8"><draw:frame draw:style-name="fr2" draw:name="graphics182" text:anchor-type="paragraph" svg:width="0.605cm" svg:height="1.028cm" draw:z-index="180"><draw:image xlink:href="Pictures/100000000000002800000044F8AD27B8.gif" xlink:type="simple" xlink:show="embed" xlink:actuate="onLoad"/></draw:frame></text:p>
          </table:table-cell>
          <table:table-cell table:style-name="Table7.A4" office:value-type="string">
            <text:p text:style-name="P8"><draw:frame draw:style-name="fr2" draw:name="graphics183" text:anchor-type="paragraph" svg:width="0.605cm" svg:height="1.028cm" draw:z-index="181"><draw:image xlink:href="Pictures/100000000000002800000044F8AD27B8.gif" xlink:type="simple" xlink:show="embed" xlink:actuate="onLoad"/></draw:frame></text:p>
          </table:table-cell>
          <table:table-cell table:style-name="Table7.A4" office:value-type="string">
            <text:p text:style-name="P8"><draw:frame draw:style-name="fr2" draw:name="graphics184" text:anchor-type="paragraph" svg:width="0.605cm" svg:height="1.028cm" draw:z-index="182"><draw:image xlink:href="Pictures/100000000000002800000044F8AD27B8.gif" xlink:type="simple" xlink:show="embed" xlink:actuate="onLoad"/></draw:frame></text:p>
          </table:table-cell>
          <table:table-cell table:style-name="Table7.A4" office:value-type="string">
            <text:p text:style-name="P8"><draw:frame draw:style-name="fr2" draw:name="graphics185" text:anchor-type="paragraph" svg:width="0.605cm" svg:height="1.028cm" draw:z-index="183"><draw:image xlink:href="Pictures/100000000000002800000044F8AD27B8.gif" xlink:type="simple" xlink:show="embed" xlink:actuate="onLoad"/></draw:frame></text:p>
          </table:table-cell>
        </table:table-row>
      </table:table>
      <text:p text:style-name="P17"/>
      <text:list xml:id="list32475091" text:style-name="L8">
        <text:list-item>
          <text:p text:style-name="P19"><text:span text:style-name="T3">Tie Notes On GLIDE controls an aspect of GLIDE mode (see above)</text:span></text:p>
          <text:p text:style-name="P19"><text:span text:style-name="T3"/></text:p>
        </text:list-item>
        <text:list-item>
          <text:p text:style-name="P19"><text:span text:style-name="T3">Enable STACK edit - when this option is enabled, the secondary function of the PATN menu button is to edit STACK mode</text:span></text:p>
          <text:p text:style-name="P19"><text:span text:style-name="T3"/></text:p>
        </text:list-item>
        <text:list-item>
          <text:p text:style-name="P19"><text:span text:style-name="T3">Enable ACCENT edit - when this option is enabled, the secondary function of the PATN menu button is to edit ACCENT mode</text:span></text:p>
          <text:p text:style-name="P19"><text:span text:style-name="T3"/></text:p>
        </text:list-item>
        <text:list-item>
          <text:p text:style-name="P19"><text:span text:style-name="T3">By default the secondary function of the PATN menu button is to edit GLIDEmode</text:span></text:p>
          <text:p text:style-name="P19"><text:span text:style-name="T3"/></text:p>
        </text:list-item>
      </text:list>
      <text:p text:style-name="P20"><text:span text:style-name="T3"/></text:p>
      <text:p text:style-name="Standard">Note that these buttons just control which settings can be edited in the PATN secondary menu option. All features continue to affect playback even when another is selected for edit. </text:p>
      <text:h text:style-name="P26" text:outline-level="1"><text:span text:style-name="T3"/></text:h>
      <text:h text:style-name="P29" text:outline-level="1">ARPIE RELEASE NOTES REL 6 BETA 19MAY2014</text:h>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8"><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8"><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8"><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8"><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8"><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8"><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8"><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8"><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8"><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8"><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8"><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8"><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8"><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8"><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8"><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8"><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8"><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8"><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8"><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8"><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8"><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8"><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8"><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8"><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8"><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8"><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8"><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8"><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
      <text:p text:style-name="P12">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8"><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8"><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8"><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8"><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8"><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8"><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8"><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8"><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8"><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8"><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8"><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8"><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row>
        <table:table-row>
          <table:table-cell table:style-name="Table4.A4" office:value-type="string">
            <text:p text:style-name="P8"><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8"><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8"><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8"><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8"><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8"><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8"><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8"><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8"><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8"><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8"><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8"><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8"><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8"><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8"><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8"><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NEW FEATURE: PREFERENCES</text:h>
      <text:p text:style-name="Text_20_body">A new "global preferences" menu has been added. This is accessed with a long press to the PLEN menu button. These options are save to EEPROM</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rows-spanned="2" office:value-type="string">
            <text:p text:style-name="P3"/>
            <text:p text:style-name="P6">Auto revert</text:p>
          </table:table-cell>
          <table:table-cell table:style-name="Table2.A1" table:number-columns-spanned="2" office:value-type="string">
            <text:p text:style-name="P7">Long Press</text:p>
          </table:table-cell>
          <table:covered-table-cell/>
          <table:table-cell table:style-name="Table2.A1" table:number-columns-spanned="2" office:value-type="string">
            <text:p text:style-name="P7">LED Profile</text:p>
          </table:table-cell>
          <table:covered-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covered-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5">A</text:p>
          </table:table-cell>
          <table:table-cell table:style-name="Table2.A2" office:value-type="string">
            <text:p text:style-name="P5">B</text:p>
          </table:table-cell>
        </table:table-row>
        <table:table-row>
          <table:table-cell table:style-name="Table2.A3" office:value-type="string">
            <text:p text:style-name="P8"><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8"><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8"><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8"><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8"><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8"><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8"><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8"><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8"><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8"><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8"><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8"><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8"><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8"><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8"><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8"><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8"><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8"><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8"><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8"><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8"><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8"><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8"><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8"><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8"><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8"><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8"><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8"><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8"><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8"><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8"><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8"><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text:span text:style-name="T1">Auto Display Revert </text:span>determines whether the display reverts to "pattern" display</text:p>
      <text:p text:style-name="Standard">OFF = do not revert</text:p>
      <text:p text:style-name="Standard">ON = revert back after approx 10 seconds</text:p>
      <text:p text:style-name="Standard"/>
      <text:p text:style-name="Standard"><text:span text:style-name="T1">Long Press Time </text:span><text:span text:style-name="T2">s</text:span>elects the amount of time that a menu button needs to be held down in order to access "second function"</text:p>
      <text:p text:style-name="Standard">A = OFF, B=OFF - 1.5 seconds</text:p>
      <text:p text:style-name="Standard">A = ON, B=OFF - 1 second</text:p>
      <text:p text:style-name="Standard">A = OFF, B=ON- 0.5 seconds</text:p>
      <text:p text:style-name="Standard">A = ON, B=ON- 0.25 seconds</text:p>
      <text:p text:style-name="Standard"/>
      <text:p text:style-name="Standard"><text:span text:style-name="T1">LED Profile </text:span><text:span text:style-name="T2">allows a choice between different sets of LED brighness levels. S</text:span>elect the best option for the LEDs you have installed on your ARPIE, where you have a decent contrast between the DIM, MEDIUM and BRIGHT options without excessive flickering. As a guideline:</text:p>
      <text:p text:style-name="Standard">A = OFF, B=OFF - Use with super high brightness LEDs (e.g. super bright white/green)</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Standard"/>
      <text:h text:style-name="Heading_20_1" text:outline-level="1"/>
      <text:h text:style-name="P28" text:outline-level="1">NEW FEATURE: PERFORMANCE OPTIONS</text:h>
      <text:p text:style-name="Text_20_body">A new "performance options" menu has been added. This is accessed with a long press to the MODE menu button. These options are saved to EEPROM</text:p>
      <table:table table:name="Table5" table:style-name="Table5">
        <table:table-column table:style-name="Table5.A" table:number-columns-repeated="11"/>
        <table:table-column table:style-name="Table5.L"/>
        <table:table-column table:style-name="Table5.M" table:number-columns-repeated="2"/>
        <table:table-column table:style-name="Table5.O"/>
        <table:table-column table:style-name="Table5.P"/>
        <table:table-row>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2" office:value-type="string">
            <text:p text:style-name="P5">Hold Button Fn 2</text:p>
          </table:table-cell>
          <table:table-cell table:style-name="Table5.A2" office:value-type="string">
            <text:p text:style-name="P5"/>
          </table:table-cell>
          <table:table-cell table:style-name="Table5.A2" office:value-type="string">
            <text:p text:style-name="P5">Skip On Rest</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table-cell table:style-name="Table5.A3" office:value-type="string">
            <text:p text:style-name="P8"><draw:frame draw:style-name="fr1" draw:name="graphics90" text:anchor-type="paragraph" svg:x="0cm" svg:y="0cm" svg:width="0.605cm" svg:height="0.591cm" draw:z-index="89"><draw:image xlink:href="Pictures/10000000000000300000002F69176FF4.gif" xlink:type="simple" xlink:show="embed" xlink:actuate="onLoad"/></draw:frame></text:p>
          </table:table-cell>
          <table:table-cell table:style-name="Table5.A3" office:value-type="string">
            <text:p text:style-name="P8"><draw:frame draw:style-name="fr1" draw:name="graphics91" text:anchor-type="paragraph" svg:x="0cm" svg:y="0cm" svg:width="0.605cm" svg:height="0.591cm" draw:z-index="90"><draw:image xlink:href="Pictures/10000000000000300000002F69176FF4.gif" xlink:type="simple" xlink:show="embed" xlink:actuate="onLoad"/></draw:frame></text:p>
          </table:table-cell>
          <table:table-cell table:style-name="Table5.A3" office:value-type="string">
            <text:p text:style-name="P8"><draw:frame draw:style-name="fr1" draw:name="graphics92" text:anchor-type="paragraph" svg:x="0cm" svg:y="0cm" svg:width="0.605cm" svg:height="0.591cm" draw:z-index="91"><draw:image xlink:href="Pictures/10000000000000300000002F69176FF4.gif" xlink:type="simple" xlink:show="embed" xlink:actuate="onLoad"/></draw:frame></text:p>
          </table:table-cell>
          <table:table-cell table:style-name="Table5.A3" office:value-type="string">
            <text:p text:style-name="P8"><draw:frame draw:style-name="fr1" draw:name="graphics93" text:anchor-type="paragraph" svg:x="0cm" svg:y="0cm" svg:width="0.605cm" svg:height="0.591cm" draw:z-index="92"><draw:image xlink:href="Pictures/10000000000000300000002F69176FF4.gif" xlink:type="simple" xlink:show="embed" xlink:actuate="onLoad"/></draw:frame></text:p>
          </table:table-cell>
          <table:table-cell table:style-name="Table5.A3" office:value-type="string">
            <text:p text:style-name="P8"><draw:frame draw:style-name="fr1" draw:name="graphics94" text:anchor-type="paragraph" svg:x="0cm" svg:y="0cm" svg:width="0.605cm" svg:height="0.591cm" draw:z-index="93"><draw:image xlink:href="Pictures/10000000000000300000002F69176FF4.gif" xlink:type="simple" xlink:show="embed" xlink:actuate="onLoad"/></draw:frame></text:p>
          </table:table-cell>
          <table:table-cell table:style-name="Table5.A3" office:value-type="string">
            <text:p text:style-name="P8"><draw:frame draw:style-name="fr1" draw:name="graphics95" text:anchor-type="paragraph" svg:x="0cm" svg:y="0cm" svg:width="0.605cm" svg:height="0.591cm" draw:z-index="94"><draw:image xlink:href="Pictures/10000000000000300000002F69176FF4.gif" xlink:type="simple" xlink:show="embed" xlink:actuate="onLoad"/></draw:frame></text:p>
          </table:table-cell>
          <table:table-cell table:style-name="Table5.A3" office:value-type="string">
            <text:p text:style-name="P8"><draw:frame draw:style-name="fr1" draw:name="graphics96" text:anchor-type="paragraph" svg:x="0cm" svg:y="0cm" svg:width="0.605cm" svg:height="0.591cm" draw:z-index="95"><draw:image xlink:href="Pictures/10000000000000300000002F69176FF4.gif" xlink:type="simple" xlink:show="embed" xlink:actuate="onLoad"/></draw:frame></text:p>
          </table:table-cell>
          <table:table-cell table:style-name="Table5.A3" office:value-type="string">
            <text:p text:style-name="P8"><draw:frame draw:style-name="fr1" draw:name="graphics97" text:anchor-type="paragraph" svg:x="0cm" svg:y="0cm" svg:width="0.605cm" svg:height="0.591cm" draw:z-index="96"><draw:image xlink:href="Pictures/10000000000000300000002F69176FF4.gif" xlink:type="simple" xlink:show="embed" xlink:actuate="onLoad"/></draw:frame></text:p>
          </table:table-cell>
          <table:table-cell table:style-name="Table5.A3" office:value-type="string">
            <text:p text:style-name="P8"><draw:frame draw:style-name="fr1" draw:name="graphics98" text:anchor-type="paragraph" svg:x="0cm" svg:y="0cm" svg:width="0.605cm" svg:height="0.591cm" draw:z-index="97"><draw:image xlink:href="Pictures/10000000000000300000002F69176FF4.gif" xlink:type="simple" xlink:show="embed" xlink:actuate="onLoad"/></draw:frame></text:p>
          </table:table-cell>
          <table:table-cell table:style-name="Table5.A3" office:value-type="string">
            <text:p text:style-name="P8"><draw:frame draw:style-name="fr1" draw:name="graphics99" text:anchor-type="paragraph" svg:x="0cm" svg:y="0cm" svg:width="0.605cm" svg:height="0.591cm" draw:z-index="98"><draw:image xlink:href="Pictures/10000000000000300000002F69176FF4.gif" xlink:type="simple" xlink:show="embed" xlink:actuate="onLoad"/></draw:frame></text:p>
          </table:table-cell>
          <table:table-cell table:style-name="Table5.A3" office:value-type="string">
            <text:p text:style-name="P8"><draw:frame draw:style-name="fr1" draw:name="graphics100" text:anchor-type="paragraph" svg:x="0cm" svg:y="0cm" svg:width="0.605cm" svg:height="0.591cm" draw:z-index="99"><draw:image xlink:href="Pictures/10000000000000300000002F69176FF4.gif" xlink:type="simple" xlink:show="embed" xlink:actuate="onLoad"/></draw:frame></text:p>
          </table:table-cell>
          <table:table-cell table:style-name="Table5.A3" office:value-type="string">
            <text:p text:style-name="P8"><draw:frame draw:style-name="fr1" draw:name="graphics101" text:anchor-type="paragraph" svg:x="0cm" svg:y="0cm" svg:width="0.605cm" svg:height="0.591cm" draw:z-index="100"><draw:image xlink:href="Pictures/10000000000000300000002F69176FF4.gif" xlink:type="simple" xlink:show="embed" xlink:actuate="onLoad"/></draw:frame></text:p>
          </table:table-cell>
          <table:table-cell table:style-name="Table5.A3" office:value-type="string">
            <text:p text:style-name="P8"><draw:frame draw:style-name="fr1" draw:name="graphics118" text:anchor-type="paragraph" svg:x="0cm" svg:y="0cm" svg:width="0.605cm" svg:height="0.591cm" draw:z-index="101"><draw:image xlink:href="Pictures/10000000000000300000002F69176FF4.gif" xlink:type="simple" xlink:show="embed" xlink:actuate="onLoad"/></draw:frame></text:p>
          </table:table-cell>
          <table:table-cell table:style-name="Table5.A3" office:value-type="string">
            <text:p text:style-name="P8"><draw:frame draw:style-name="fr1" draw:name="graphics119" text:anchor-type="paragraph" svg:x="0cm" svg:y="0cm" svg:width="0.605cm" svg:height="0.591cm" draw:z-index="102"><draw:image xlink:href="Pictures/10000000000000300000002F69176FF4.gif" xlink:type="simple" xlink:show="embed" xlink:actuate="onLoad"/></draw:frame></text:p>
          </table:table-cell>
          <table:table-cell table:style-name="Table5.A3" office:value-type="string">
            <text:p text:style-name="P8"><draw:frame draw:style-name="fr1" draw:name="graphics120" text:anchor-type="paragraph" svg:x="0cm" svg:y="0cm" svg:width="0.605cm" svg:height="0.591cm" draw:z-index="103"><draw:image xlink:href="Pictures/10000000000000300000002F69176FF4.gif" xlink:type="simple" xlink:show="embed" xlink:actuate="onLoad"/></draw:frame></text:p>
          </table:table-cell>
          <table:table-cell table:style-name="Table5.A3" office:value-type="string">
            <text:p text:style-name="P8"><draw:frame draw:style-name="fr1" draw:name="graphics121" text:anchor-type="paragraph" svg:x="0cm" svg:y="0cm" svg:width="0.605cm" svg:height="0.591cm" draw:z-index="104"><draw:image xlink:href="Pictures/10000000000000300000002F69176FF4.gif" xlink:type="simple" xlink:show="embed" xlink:actuate="onLoad"/></draw:frame></text:p>
          </table:table-cell>
        </table:table-row>
        <table:table-row>
          <table:table-cell table:style-name="Table5.A4" office:value-type="string">
            <text:p text:style-name="P8"><draw:frame draw:style-name="fr2" draw:name="graphics102" text:anchor-type="paragraph" svg:width="0.605cm" svg:height="1.028cm" draw:z-index="105"><draw:image xlink:href="Pictures/100000000000002800000044F8AD27B8.gif" xlink:type="simple" xlink:show="embed" xlink:actuate="onLoad"/></draw:frame></text:p>
          </table:table-cell>
          <table:table-cell table:style-name="Table5.A4" office:value-type="string">
            <text:p text:style-name="P8"><draw:frame draw:style-name="fr2" draw:name="graphics103" text:anchor-type="paragraph" svg:width="0.605cm" svg:height="1.028cm" draw:z-index="106"><draw:image xlink:href="Pictures/100000000000002800000044F8AD27B8.gif" xlink:type="simple" xlink:show="embed" xlink:actuate="onLoad"/></draw:frame></text:p>
          </table:table-cell>
          <table:table-cell table:style-name="Table5.A4" office:value-type="string">
            <text:p text:style-name="P8"><draw:frame draw:style-name="fr2" draw:name="graphics104" text:anchor-type="paragraph" svg:width="0.605cm" svg:height="1.028cm" draw:z-index="107"><draw:image xlink:href="Pictures/100000000000002800000044F8AD27B8.gif" xlink:type="simple" xlink:show="embed" xlink:actuate="onLoad"/></draw:frame></text:p>
          </table:table-cell>
          <table:table-cell table:style-name="Table5.A4" office:value-type="string">
            <text:p text:style-name="P8"><draw:frame draw:style-name="fr2" draw:name="graphics105" text:anchor-type="paragraph" svg:width="0.605cm" svg:height="1.028cm" draw:z-index="108"><draw:image xlink:href="Pictures/100000000000002800000044F8AD27B8.gif" xlink:type="simple" xlink:show="embed" xlink:actuate="onLoad"/></draw:frame></text:p>
          </table:table-cell>
          <table:table-cell table:style-name="Table5.A4" office:value-type="string">
            <text:p text:style-name="P8"><draw:frame draw:style-name="fr2" draw:name="graphics106" text:anchor-type="paragraph" svg:width="0.605cm" svg:height="1.028cm" draw:z-index="109"><draw:image xlink:href="Pictures/100000000000002800000044F8AD27B8.gif" xlink:type="simple" xlink:show="embed" xlink:actuate="onLoad"/></draw:frame></text:p>
          </table:table-cell>
          <table:table-cell table:style-name="Table5.A4" office:value-type="string">
            <text:p text:style-name="P8"><draw:frame draw:style-name="fr2" draw:name="graphics107" text:anchor-type="paragraph" svg:width="0.605cm" svg:height="1.028cm" draw:z-index="110"><draw:image xlink:href="Pictures/100000000000002800000044F8AD27B8.gif" xlink:type="simple" xlink:show="embed" xlink:actuate="onLoad"/></draw:frame></text:p>
          </table:table-cell>
          <table:table-cell table:style-name="Table5.A4" office:value-type="string">
            <text:p text:style-name="P8"><draw:frame draw:style-name="fr2" draw:name="graphics108" text:anchor-type="paragraph" svg:width="0.605cm" svg:height="1.028cm" draw:z-index="111"><draw:image xlink:href="Pictures/100000000000002800000044F8AD27B8.gif" xlink:type="simple" xlink:show="embed" xlink:actuate="onLoad"/></draw:frame></text:p>
          </table:table-cell>
          <table:table-cell table:style-name="Table5.A4" office:value-type="string">
            <text:p text:style-name="P8"><draw:frame draw:style-name="fr2" draw:name="graphics109" text:anchor-type="paragraph" svg:width="0.605cm" svg:height="1.028cm" draw:z-index="112"><draw:image xlink:href="Pictures/100000000000002800000044F8AD27B8.gif" xlink:type="simple" xlink:show="embed" xlink:actuate="onLoad"/></draw:frame></text:p>
          </table:table-cell>
          <table:table-cell table:style-name="Table5.A4" office:value-type="string">
            <text:p text:style-name="P8"><draw:frame draw:style-name="fr2" draw:name="graphics110" text:anchor-type="paragraph" svg:width="0.605cm" svg:height="1.028cm" draw:z-index="113"><draw:image xlink:href="Pictures/100000000000002800000044F8AD27B8.gif" xlink:type="simple" xlink:show="embed" xlink:actuate="onLoad"/></draw:frame></text:p>
          </table:table-cell>
          <table:table-cell table:style-name="Table5.A4" office:value-type="string">
            <text:p text:style-name="P8"><draw:frame draw:style-name="fr2" draw:name="graphics111" text:anchor-type="paragraph" svg:width="0.605cm" svg:height="1.028cm" draw:z-index="114"><draw:image xlink:href="Pictures/100000000000002800000044F8AD27B8.gif" xlink:type="simple" xlink:show="embed" xlink:actuate="onLoad"/></draw:frame></text:p>
          </table:table-cell>
          <table:table-cell table:style-name="Table5.A4" office:value-type="string">
            <text:p text:style-name="P8"><draw:frame draw:style-name="fr2" draw:name="graphics112" text:anchor-type="paragraph" svg:width="0.605cm" svg:height="1.028cm" draw:z-index="115"><draw:image xlink:href="Pictures/100000000000002800000044F8AD27B8.gif" xlink:type="simple" xlink:show="embed" xlink:actuate="onLoad"/></draw:frame></text:p>
          </table:table-cell>
          <table:table-cell table:style-name="Table5.A4" office:value-type="string">
            <text:p text:style-name="P8"><draw:frame draw:style-name="fr2" draw:name="graphics113" text:anchor-type="paragraph" svg:width="0.605cm" svg:height="1.028cm" draw:z-index="116"><draw:image xlink:href="Pictures/100000000000002800000044F8AD27B8.gif" xlink:type="simple" xlink:show="embed" xlink:actuate="onLoad"/></draw:frame></text:p>
          </table:table-cell>
          <table:table-cell table:style-name="Table5.A4" office:value-type="string">
            <text:p text:style-name="P8"><draw:frame draw:style-name="fr2" draw:name="graphics114" text:anchor-type="paragraph" svg:width="0.605cm" svg:height="1.028cm" draw:z-index="117"><draw:image xlink:href="Pictures/100000000000002800000044F8AD27B8.gif" xlink:type="simple" xlink:show="embed" xlink:actuate="onLoad"/></draw:frame></text:p>
          </table:table-cell>
          <table:table-cell table:style-name="Table5.A4" office:value-type="string">
            <text:p text:style-name="P8"><draw:frame draw:style-name="fr2" draw:name="graphics115" text:anchor-type="paragraph" svg:width="0.605cm" svg:height="1.028cm" draw:z-index="118"><draw:image xlink:href="Pictures/100000000000002800000044F8AD27B8.gif" xlink:type="simple" xlink:show="embed" xlink:actuate="onLoad"/></draw:frame></text:p>
          </table:table-cell>
          <table:table-cell table:style-name="Table5.A4" office:value-type="string">
            <text:p text:style-name="P8"><draw:frame draw:style-name="fr2" draw:name="graphics116" text:anchor-type="paragraph" svg:width="0.605cm" svg:height="1.028cm" draw:z-index="119"><draw:image xlink:href="Pictures/100000000000002800000044F8AD27B8.gif" xlink:type="simple" xlink:show="embed" xlink:actuate="onLoad"/></draw:frame></text:p>
          </table:table-cell>
          <table:table-cell table:style-name="Table5.A4" office:value-type="string">
            <text:p text:style-name="P8"><draw:frame draw:style-name="fr2" draw:name="graphics117" text:anchor-type="paragraph" svg:width="0.605cm" svg:height="1.028cm" draw:z-index="120"><draw:image xlink:href="Pictures/100000000000002800000044F8AD27B8.gif" xlink:type="simple" xlink:show="embed" xlink:actuate="onLoad"/></draw:frame></text:p>
          </table:table-cell>
        </table:table-row>
      </table:table>
      <text:p text:style-name="Standard"/>
      <text:p text:style-name="Standard"><text:span text:style-name="T1">Hold Button Secondary Function </text:span><text:span text:style-name="T2">c</text:span>ontrols what happens when the hold button is held for a long period of time and starts flashing.</text:p>
      <text:p text:style-name="Standard">OFF = MIDI Lockout (normal function)</text:p>
      <text:p text:style-name="Standard">ON = MIDI Transpose <text:span text:style-name="T1">(New feature - see below)</text:span></text:p>
      <text:p text:style-name="Standard"/>
      <text:p text:style-name="Standard"><text:span text:style-name="T1">Skip On Rest </text:span>controls how the arpeggio sequencer handles "rests" in the rhythmic pattern </text:p>
      <text:p text:style-name="Standard">OFF = Notes from the arpeggiated sequence are not skipped when they coincide with a rest in the patten editor. The current position in the sequence increments only when notes are played <text:span text:style-name="T1">(New feature - see below)</text:span></text:p>
      <text:p text:style-name="Standard">ON = Notes from the arpeggiated sequence are skipped when they coincide with a rest in the patten editor. The current position in the sequence increments at every step whether the note is played or note (normal function) </text:p>
      <text:h text:style-name="Heading_20_1" text:outline-level="1">NEW FEATURE: TRANSPOSE BY MIDI INPUT</text:h>
      <text:p text:style-name="Text_20_body">This new option allows you to tranpose a held arpeggio using your MIDI keyboard. You select the mode by </text:p>
      <text:list xml:id="list31509019" text:style-name="L3">
        <text:list-item>
          <text:p text:style-name="P14">Selecting "MIDI Transpose" as the secondary HOLD button function in the preferences menu (This setting is saved when power is off)</text:p>
        </text:list-item>
        <text:list-item>
          <text:p text:style-name="P14">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h text:style-name="Heading_20_1" text:outline-level="1"/>
      <text:h text:style-name="P28" text:outline-level="1">NEW FEATURE: SKIP ON REST OPTION</text:h>
      <text:p text:style-name="Text_20_body">Usually when ARPIE encounters a reset in the current pattern position, the current note from the arpeggiator sequence is skipped (muted)</text:p>
      <text:p text:style-name="Text_20_body">This behaviour can now be controlled by a new option. When the option is set (by default) the usual behaviour is observed however, if the option is unset, the note which coincides with the mute is not skipped but is played on the next pattern note, so no notes from the arpeggio are skipped.</text:p>
      <text:h text:style-name="Heading_20_1" text:outline-level="1">NEW FEATURE: POLYPHONIC CHORD GATE</text:h>
      <text:p text:style-name="Text_20_body">A new option has been added to the ARP mode menu</text:p>
      <table:table table:name="Table6" table:style-name="Table6">
        <table:table-column table:style-name="Table6.A" table:number-columns-repeated="11"/>
        <table:table-column table:style-name="Table6.L"/>
        <table:table-column table:style-name="Table6.M" table:number-columns-repeated="3"/>
        <table:table-column table:style-name="Table6.P"/>
        <table:table-row>
          <table:table-cell table:style-name="Table6.A1" table:number-columns-spanned="6" office:value-type="string">
            <text:p text:style-name="P3">ARP MODE</text:p>
          </table:table-cell>
          <table:covered-table-cell/>
          <table:covered-table-cell/>
          <table:covered-table-cell/>
          <table:covered-table-cell/>
          <table:covered-table-cell/>
          <table:table-cell table:style-name="Table6.A1" office:value-type="string">
            <text:p text:style-name="Standard"/>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3" office:value-type="string">
            <text:p text:style-name="P3">PATTERN</text:p>
          </table:table-cell>
          <table:covered-table-cell/>
          <table:covered-table-cell/>
        </table:table-row>
        <table:table-row>
          <table:table-cell table:style-name="Table6.A2" office:value-type="string">
            <text:p text:style-name="P5">UP</text:p>
          </table:table-cell>
          <table:table-cell table:style-name="Table6.A2" office:value-type="string">
            <text:p text:style-name="P5">DOWN</text:p>
          </table:table-cell>
          <table:table-cell table:style-name="Table6.A2" office:value-type="string">
            <text:p text:style-name="P5">UP-DOWN</text:p>
          </table:table-cell>
          <table:table-cell table:style-name="Table6.A2" office:value-type="string">
            <text:p text:style-name="P5">RANDOM</text:p>
          </table:table-cell>
          <table:table-cell table:style-name="Table6.A2" office:value-type="string">
            <text:p text:style-name="P5">KEYBOARD</text:p>
          </table:table-cell>
          <table:table-cell table:style-name="Table6.F2" office:value-type="string">
            <text:p text:style-name="P6">POLY GATE</text:p>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RANDOM</text:p>
          </table:table-cell>
          <table:table-cell table:style-name="Table6.A2" office:value-type="string">
            <text:p text:style-name="P5">CLEAR</text:p>
          </table:table-cell>
          <table:table-cell table:style-name="Table6.A2" office:value-type="string">
            <text:p text:style-name="P5">FILL</text:p>
          </table:table-cell>
        </table:table-row>
        <table:table-row>
          <table:table-cell table:style-name="Table6.A3" office:value-type="string">
            <text:p text:style-name="P8"><draw:frame draw:style-name="fr1" draw:name="graphics122" text:anchor-type="paragraph" svg:x="0cm" svg:y="0cm" svg:width="0.605cm" svg:height="0.591cm" draw:z-index="121"><draw:image xlink:href="Pictures/10000000000000300000002F69176FF4.gif" xlink:type="simple" xlink:show="embed" xlink:actuate="onLoad"/></draw:frame></text:p>
          </table:table-cell>
          <table:table-cell table:style-name="Table6.A3" office:value-type="string">
            <text:p text:style-name="P8"><draw:frame draw:style-name="fr1" draw:name="graphics123" text:anchor-type="paragraph" svg:x="0cm" svg:y="0cm" svg:width="0.605cm" svg:height="0.591cm" draw:z-index="122"><draw:image xlink:href="Pictures/10000000000000300000002F69176FF4.gif" xlink:type="simple" xlink:show="embed" xlink:actuate="onLoad"/></draw:frame></text:p>
          </table:table-cell>
          <table:table-cell table:style-name="Table6.A3" office:value-type="string">
            <text:p text:style-name="P8"><draw:frame draw:style-name="fr1" draw:name="graphics124" text:anchor-type="paragraph" svg:x="0cm" svg:y="0cm" svg:width="0.605cm" svg:height="0.591cm" draw:z-index="123"><draw:image xlink:href="Pictures/10000000000000300000002F69176FF4.gif" xlink:type="simple" xlink:show="embed" xlink:actuate="onLoad"/></draw:frame></text:p>
          </table:table-cell>
          <table:table-cell table:style-name="Table6.A3" office:value-type="string">
            <text:p text:style-name="P8"><draw:frame draw:style-name="fr1" draw:name="graphics125" text:anchor-type="paragraph" svg:x="0cm" svg:y="0cm" svg:width="0.605cm" svg:height="0.591cm" draw:z-index="124"><draw:image xlink:href="Pictures/10000000000000300000002F69176FF4.gif" xlink:type="simple" xlink:show="embed" xlink:actuate="onLoad"/></draw:frame></text:p>
          </table:table-cell>
          <table:table-cell table:style-name="Table6.A3" office:value-type="string">
            <text:p text:style-name="P8"><draw:frame draw:style-name="fr1" draw:name="graphics126" text:anchor-type="paragraph" svg:x="0cm" svg:y="0cm" svg:width="0.605cm" svg:height="0.591cm" draw:z-index="125"><draw:image xlink:href="Pictures/10000000000000300000002F69176FF4.gif" xlink:type="simple" xlink:show="embed" xlink:actuate="onLoad"/></draw:frame></text:p>
          </table:table-cell>
          <table:table-cell table:style-name="Table6.F3" office:value-type="string">
            <text:p text:style-name="P8"><draw:frame draw:style-name="fr1" draw:name="graphics127" text:anchor-type="paragraph" svg:x="0cm" svg:y="0cm" svg:width="0.605cm" svg:height="0.591cm" draw:z-index="126"><draw:image xlink:href="Pictures/10000000000000300000002F69176FF4.gif" xlink:type="simple" xlink:show="embed" xlink:actuate="onLoad"/></draw:frame></text:p>
          </table:table-cell>
          <table:table-cell table:style-name="Table6.A3" office:value-type="string">
            <text:p text:style-name="P8"><draw:frame draw:style-name="fr1" draw:name="graphics128" text:anchor-type="paragraph" svg:x="0cm" svg:y="0cm" svg:width="0.605cm" svg:height="0.591cm" draw:z-index="127"><draw:image xlink:href="Pictures/10000000000000300000002F69176FF4.gif" xlink:type="simple" xlink:show="embed" xlink:actuate="onLoad"/></draw:frame></text:p>
          </table:table-cell>
          <table:table-cell table:style-name="Table6.A3" office:value-type="string">
            <text:p text:style-name="P8"><draw:frame draw:style-name="fr1" draw:name="graphics129" text:anchor-type="paragraph" svg:x="0cm" svg:y="0cm" svg:width="0.605cm" svg:height="0.591cm" draw:z-index="128"><draw:image xlink:href="Pictures/10000000000000300000002F69176FF4.gif" xlink:type="simple" xlink:show="embed" xlink:actuate="onLoad"/></draw:frame></text:p>
          </table:table-cell>
          <table:table-cell table:style-name="Table6.A3" office:value-type="string">
            <text:p text:style-name="P8"><draw:frame draw:style-name="fr1" draw:name="graphics130" text:anchor-type="paragraph" svg:x="0cm" svg:y="0cm" svg:width="0.605cm" svg:height="0.591cm" draw:z-index="129"><draw:image xlink:href="Pictures/10000000000000300000002F69176FF4.gif" xlink:type="simple" xlink:show="embed" xlink:actuate="onLoad"/></draw:frame></text:p>
          </table:table-cell>
          <table:table-cell table:style-name="Table6.A3" office:value-type="string">
            <text:p text:style-name="P8"><draw:frame draw:style-name="fr1" draw:name="graphics131" text:anchor-type="paragraph" svg:x="0cm" svg:y="0cm" svg:width="0.605cm" svg:height="0.591cm" draw:z-index="130"><draw:image xlink:href="Pictures/10000000000000300000002F69176FF4.gif" xlink:type="simple" xlink:show="embed" xlink:actuate="onLoad"/></draw:frame></text:p>
          </table:table-cell>
          <table:table-cell table:style-name="Table6.A3" office:value-type="string">
            <text:p text:style-name="P8"><draw:frame draw:style-name="fr1" draw:name="graphics132" text:anchor-type="paragraph" svg:x="0cm" svg:y="0cm" svg:width="0.605cm" svg:height="0.591cm" draw:z-index="131"><draw:image xlink:href="Pictures/10000000000000300000002F69176FF4.gif" xlink:type="simple" xlink:show="embed" xlink:actuate="onLoad"/></draw:frame></text:p>
          </table:table-cell>
          <table:table-cell table:style-name="Table6.A3" office:value-type="string">
            <text:p text:style-name="P8"><draw:frame draw:style-name="fr1" draw:name="graphics133" text:anchor-type="paragraph" svg:x="0cm" svg:y="0cm" svg:width="0.605cm" svg:height="0.591cm" draw:z-index="132"><draw:image xlink:href="Pictures/10000000000000300000002F69176FF4.gif" xlink:type="simple" xlink:show="embed" xlink:actuate="onLoad"/></draw:frame></text:p>
          </table:table-cell>
          <table:table-cell table:style-name="Table6.A3" office:value-type="string">
            <text:p text:style-name="P8"><draw:frame draw:style-name="fr1" draw:name="graphics134" text:anchor-type="paragraph" svg:x="0cm" svg:y="0cm" svg:width="0.605cm" svg:height="0.591cm" draw:z-index="133"><draw:image xlink:href="Pictures/10000000000000300000002F69176FF4.gif" xlink:type="simple" xlink:show="embed" xlink:actuate="onLoad"/></draw:frame></text:p>
          </table:table-cell>
          <table:table-cell table:style-name="Table6.A3" office:value-type="string">
            <text:p text:style-name="P8"><draw:frame draw:style-name="fr1" draw:name="graphics135" text:anchor-type="paragraph" svg:x="0cm" svg:y="0cm" svg:width="0.605cm" svg:height="0.591cm" draw:z-index="134"><draw:image xlink:href="Pictures/10000000000000300000002F69176FF4.gif" xlink:type="simple" xlink:show="embed" xlink:actuate="onLoad"/></draw:frame></text:p>
          </table:table-cell>
          <table:table-cell table:style-name="Table6.A3" office:value-type="string">
            <text:p text:style-name="P8"><draw:frame draw:style-name="fr1" draw:name="graphics136" text:anchor-type="paragraph" svg:x="0cm" svg:y="0cm" svg:width="0.605cm" svg:height="0.591cm" draw:z-index="135"><draw:image xlink:href="Pictures/10000000000000300000002F69176FF4.gif" xlink:type="simple" xlink:show="embed" xlink:actuate="onLoad"/></draw:frame></text:p>
          </table:table-cell>
          <table:table-cell table:style-name="Table6.A3" office:value-type="string">
            <text:p text:style-name="P8"><draw:frame draw:style-name="fr1" draw:name="graphics137" text:anchor-type="paragraph" svg:x="0cm" svg:y="0cm" svg:width="0.605cm" svg:height="0.591cm" draw:z-index="136"><draw:image xlink:href="Pictures/10000000000000300000002F69176FF4.gif" xlink:type="simple" xlink:show="embed" xlink:actuate="onLoad"/></draw:frame></text:p>
          </table:table-cell>
        </table:table-row>
        <table:table-row>
          <table:table-cell table:style-name="Table6.A4" office:value-type="string">
            <text:p text:style-name="P8"><draw:frame draw:style-name="fr2" draw:name="graphics138" text:anchor-type="paragraph" svg:width="0.605cm" svg:height="1.028cm" draw:z-index="137"><draw:image xlink:href="Pictures/100000000000002800000044F8AD27B8.gif" xlink:type="simple" xlink:show="embed" xlink:actuate="onLoad"/></draw:frame></text:p>
          </table:table-cell>
          <table:table-cell table:style-name="Table6.A4" office:value-type="string">
            <text:p text:style-name="P8"><draw:frame draw:style-name="fr2" draw:name="graphics139" text:anchor-type="paragraph" svg:width="0.605cm" svg:height="1.028cm" draw:z-index="138"><draw:image xlink:href="Pictures/100000000000002800000044F8AD27B8.gif" xlink:type="simple" xlink:show="embed" xlink:actuate="onLoad"/></draw:frame></text:p>
          </table:table-cell>
          <table:table-cell table:style-name="Table6.A4" office:value-type="string">
            <text:p text:style-name="P8"><draw:frame draw:style-name="fr2" draw:name="graphics140" text:anchor-type="paragraph" svg:width="0.605cm" svg:height="1.028cm" draw:z-index="139"><draw:image xlink:href="Pictures/100000000000002800000044F8AD27B8.gif" xlink:type="simple" xlink:show="embed" xlink:actuate="onLoad"/></draw:frame></text:p>
          </table:table-cell>
          <table:table-cell table:style-name="Table6.A4" office:value-type="string">
            <text:p text:style-name="P8"><draw:frame draw:style-name="fr2" draw:name="graphics141" text:anchor-type="paragraph" svg:width="0.605cm" svg:height="1.028cm" draw:z-index="140"><draw:image xlink:href="Pictures/100000000000002800000044F8AD27B8.gif" xlink:type="simple" xlink:show="embed" xlink:actuate="onLoad"/></draw:frame></text:p>
          </table:table-cell>
          <table:table-cell table:style-name="Table6.A4" office:value-type="string">
            <text:p text:style-name="P8"><draw:frame draw:style-name="fr2" draw:name="graphics142" text:anchor-type="paragraph" svg:width="0.605cm" svg:height="1.028cm" draw:z-index="141"><draw:image xlink:href="Pictures/100000000000002800000044F8AD27B8.gif" xlink:type="simple" xlink:show="embed" xlink:actuate="onLoad"/></draw:frame></text:p>
          </table:table-cell>
          <table:table-cell table:style-name="Table6.F4" office:value-type="string">
            <text:p text:style-name="P8"><draw:frame draw:style-name="fr2" draw:name="graphics143" text:anchor-type="paragraph" svg:width="0.605cm" svg:height="1.028cm" draw:z-index="142"><draw:image xlink:href="Pictures/100000000000002800000044F8AD27B8.gif" xlink:type="simple" xlink:show="embed" xlink:actuate="onLoad"/></draw:frame></text:p>
          </table:table-cell>
          <table:table-cell table:style-name="Table6.A4" office:value-type="string">
            <text:p text:style-name="P8"><draw:frame draw:style-name="fr2" draw:name="graphics144" text:anchor-type="paragraph" svg:width="0.605cm" svg:height="1.028cm" draw:z-index="143"><draw:image xlink:href="Pictures/100000000000002800000044F8AD27B8.gif" xlink:type="simple" xlink:show="embed" xlink:actuate="onLoad"/></draw:frame></text:p>
          </table:table-cell>
          <table:table-cell table:style-name="Table6.A4" office:value-type="string">
            <text:p text:style-name="P8"><draw:frame draw:style-name="fr2" draw:name="graphics145" text:anchor-type="paragraph" svg:width="0.605cm" svg:height="1.028cm" draw:z-index="144"><draw:image xlink:href="Pictures/100000000000002800000044F8AD27B8.gif" xlink:type="simple" xlink:show="embed" xlink:actuate="onLoad"/></draw:frame></text:p>
          </table:table-cell>
          <table:table-cell table:style-name="Table6.A4" office:value-type="string">
            <text:p text:style-name="P8"><draw:frame draw:style-name="fr2" draw:name="graphics146" text:anchor-type="paragraph" svg:width="0.605cm" svg:height="1.028cm" draw:z-index="145"><draw:image xlink:href="Pictures/100000000000002800000044F8AD27B8.gif" xlink:type="simple" xlink:show="embed" xlink:actuate="onLoad"/></draw:frame></text:p>
          </table:table-cell>
          <table:table-cell table:style-name="Table6.A4" office:value-type="string">
            <text:p text:style-name="P8"><draw:frame draw:style-name="fr2" draw:name="graphics147" text:anchor-type="paragraph" svg:width="0.605cm" svg:height="1.028cm" draw:z-index="146"><draw:image xlink:href="Pictures/100000000000002800000044F8AD27B8.gif" xlink:type="simple" xlink:show="embed" xlink:actuate="onLoad"/></draw:frame></text:p>
          </table:table-cell>
          <table:table-cell table:style-name="Table6.A4" office:value-type="string">
            <text:p text:style-name="P8"><draw:frame draw:style-name="fr2" draw:name="graphics148" text:anchor-type="paragraph" svg:width="0.605cm" svg:height="1.028cm" draw:z-index="147"><draw:image xlink:href="Pictures/100000000000002800000044F8AD27B8.gif" xlink:type="simple" xlink:show="embed" xlink:actuate="onLoad"/></draw:frame></text:p>
          </table:table-cell>
          <table:table-cell table:style-name="Table6.A4" office:value-type="string">
            <text:p text:style-name="P8"><draw:frame draw:style-name="fr2" draw:name="graphics149" text:anchor-type="paragraph" svg:width="0.605cm" svg:height="1.028cm" draw:z-index="148"><draw:image xlink:href="Pictures/100000000000002800000044F8AD27B8.gif" xlink:type="simple" xlink:show="embed" xlink:actuate="onLoad"/></draw:frame></text:p>
          </table:table-cell>
          <table:table-cell table:style-name="Table6.A4" office:value-type="string">
            <text:p text:style-name="P8"><draw:frame draw:style-name="fr2" draw:name="graphics150" text:anchor-type="paragraph" svg:width="0.605cm" svg:height="1.028cm" draw:z-index="149"><draw:image xlink:href="Pictures/100000000000002800000044F8AD27B8.gif" xlink:type="simple" xlink:show="embed" xlink:actuate="onLoad"/></draw:frame></text:p>
          </table:table-cell>
          <table:table-cell table:style-name="Table6.A4" office:value-type="string">
            <text:p text:style-name="P8"><draw:frame draw:style-name="fr2" draw:name="graphics151" text:anchor-type="paragraph" svg:width="0.605cm" svg:height="1.028cm" draw:z-index="150"><draw:image xlink:href="Pictures/100000000000002800000044F8AD27B8.gif" xlink:type="simple" xlink:show="embed" xlink:actuate="onLoad"/></draw:frame></text:p>
          </table:table-cell>
          <table:table-cell table:style-name="Table6.A4" office:value-type="string">
            <text:p text:style-name="P8"><draw:frame draw:style-name="fr2" draw:name="graphics152" text:anchor-type="paragraph" svg:width="0.605cm" svg:height="1.028cm" draw:z-index="151"><draw:image xlink:href="Pictures/100000000000002800000044F8AD27B8.gif" xlink:type="simple" xlink:show="embed" xlink:actuate="onLoad"/></draw:frame></text:p>
          </table:table-cell>
          <table:table-cell table:style-name="Table6.A4" office:value-type="string">
            <text:p text:style-name="P8"><draw:frame draw:style-name="fr2" draw:name="graphics153" text:anchor-type="paragraph" svg:width="0.605cm" svg:height="1.028cm" draw:z-index="152"><draw:image xlink:href="Pictures/100000000000002800000044F8AD27B8.gif" xlink:type="simple" xlink:show="embed" xlink:actuate="onLoad"/></draw:frame></text:p>
          </table:table-cell>
        </table:table-row>
      </table:table>
      <text:p text:style-name="P11"/>
      <text:p text:style-name="P10">In this mode, all notes of the arp sequence play together as a single chord, which is gated according to the pattern of beats and m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9H30M41S</meta:editing-duration>
    <meta:editing-cycles>126</meta:editing-cycles>
    <meta:generator>OpenOffice.org/3.2$Win32 OpenOffice.org_project/320m18$Build-9502</meta:generator>
    <dc:date>2014-07-19T12:32:59.38</dc:date>
    <dc:creator>Jason Hotchkiss</dc:creator>
    <meta:document-statistic meta:table-count="7" meta:image-count="185" meta:object-count="0" meta:page-count="6" meta:paragraph-count="188" meta:word-count="1467" meta:character-count="7918"/>
    <meta:user-defined meta:name="Info 1"/>
    <meta:user-defined meta:name="Info 2"/>
    <meta:user-defined meta:name="Info 3"/>
    <meta:user-defined meta:name="Info 4"/>
  </office:meta>
</office:document-meta>
</file>